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376cm"/>
    </style:style>
    <style:style style:name="Tabla1.B" style:family="table-column">
      <style:table-column-properties style:column-width="7.117cm"/>
    </style:style>
    <style:style style:name="Tabla1.C" style:family="table-column">
      <style:table-column-properties style:column-width="7.507cm"/>
    </style:style>
    <style:style style:name="Tabla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a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a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a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style:style style:name="P21" style:family="paragraph" style:parent-style-name="Table_20_Contents">
      <style:paragraph-properties fo:margin-top="0cm" fo:margin-bottom="0.499cm" style:contextual-spacing="false"/>
    </style:style>
    <style:style style:name="P22" style:family="paragraph" style:parent-style-name="Table_20_Contents">
      <style:paragraph-properties fo:margin-top="0cm" fo:margin-bottom="0.499cm" style:contextual-spacing="false"/>
      <style:text-properties fo:font-weight="bold"/>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forme de Estrategia: Metodologías Avanzadas de Trading con Perfil de Volumen</text:h>
      <text:h text:style-name="Heading_20_2" text:outline-level="2">1.0 Fundamentos del Análisis de Perfil de Volumen</text:h>
      <text:h text:style-name="Heading_20_3" text:outline-level="3">1.1 Introducción a la Estrategia</text:h>
      <text:p text:style-name="Text_20_body">Este informe detalla una metodología de trading basada en el análisis del perfil de volumen, un enfoque profesional que ofrece una ventaja significativa sobre los indicadores técnicos estándar. La estrategia se fundamenta en la capacidad de rastrear la actividad de las grandes instituciones, que son las que verdaderamente mueven y manipulan los mercados. Al identificar las "huellas" de volumen que dejan al acumular sus posiciones masivas, esta metodología permite al trader minorista operar en confluencia con los actores dominantes del mercado, alineando sus operaciones con el flujo de capital institucional.</text:p>
      <text:h text:style-name="Heading_20_3" text:outline-level="3">1.2 La Ventaja del Perfil de Volumen</text:h>
      <text:p text:style-name="Text_20_body">La superioridad del perfil de volumen sobre los indicadores convencionales, como las medias móviles o el RSI, radica en su capacidad para analizar el mercado en tres dimensiones. Los indicadores estándar se limitan a procesar dos variables: <text:span text:style-name="T1">precio</text:span> y <text:span text:style-name="T1">tiempo</text:span>. El perfil de volumen, en cambio, añade una tercera dimensión crítica: el <text:span text:style-name="T1">volumen negociado a un nivel de precio específico</text:span>.</text:p>
      <text:p text:style-name="Text_20_body">Esta tercera variable es la clave para desvelar la actividad de las grandes instituciones. Debido al enorme capital que gestionan, estas entidades no pueden ejecutar sus órdenes de una sola vez sin alterar drásticamente el precio. Necesitan tiempo y liquidez para acumular o distribuir sus posiciones de manera discreta. Lo hacen en zonas de rotación o consolidación, donde pueden operar lentamente sin ser detectados. Este proceso de acumulación deja una "huella" inconfundible: una zona de alto volumen en el perfil. El análisis de volumen nos permite visualizar estas zonas, identificar las posiciones institucionales y anticipar sus próximos movimientos.</text:p>
      <text:h text:style-name="Heading_20_3" text:outline-level="3">1.3 Definición del Punto de Control (POC)</text:h>
      <text:p text:style-name="Text_20_body">Dentro de cualquier perfil de volumen, el nivel más importante es el <text:span text:style-name="T1">Punto de Control (POC)</text:span>. Se define como el nivel de precios exacto donde se negoció el mayor volumen dentro del período analizado.</text:p>
      <text:p text:style-name="Text_20_body">El POC representa el punto de máximo acuerdo y actividad, el epicentro del interés institucional. Es el precio que el mercado, en ese momento, consideró como el más justo, atrayendo la mayor cantidad de transacciones. Por esta razón, el POC actúa como un imán para el precio y se convierte en un potentísimo nivel de soporte o resistencia. Cuando el precio regresa a un POC previo, es altamente probable que las instituciones que posicionaron sus órdenes allí defiendan activamente ese nivel.</text:p>
      <text:h text:style-name="Heading_20_3" text:outline-level="3"><text:soft-page-break/>1.4 Transición</text:h>
      <text:p text:style-name="Text_20_body">Una vez comprendidos estos fundamentos —la ventaja del volumen, su capacidad para rastrear a las instituciones y la importancia del Punto de Control—, el siguiente paso es aprender a interpretar las diferentes formas que adopta el perfil para diagnosticar el sentimiento del mercado y la estructura subyacente.</text:p>
      <text:h text:style-name="Heading_20_2" text:outline-level="2">2.0 Interpretación de la Estructura del Mercado a través de las Formas del Perfil</text:h>
      <text:h text:style-name="Heading_20_3" text:outline-level="3">2.1 Contexto de las Formas del Perfil</text:h>
      <text:p text:style-name="Text_20_body">La distribución del volumen a lo largo de una sesión de trading crea patrones visuales o "formas" en el perfil. Reconocer estas formas es una habilidad estratégica fundamental, ya que actúan como un barómetro del sentimiento del mercado. Cada forma nos informa si el mercado está en equilibrio, si está dominado por compradores agresivos, si los vendedores tienen el control o si se encuentra en una tendencia desequilibrada. Esta lectura del contexto es esencial antes de considerar cualquier entrada al mercado.</text:p>
      <text:h text:style-name="Heading_20_3" text:outline-level="3">2.2 Análisis de las Cuatro Formas Principales</text:h>
      <text:h text:style-name="Heading_20_3" text:outline-level="3">2.2.1 Perfil en forma de D: El Mercado en Equilibrio</text:h>
      <text:list text:style-name="L1">
        <text:list-item>
          <text:p text:style-name="P1"><text:span text:style-name="T1">Descripción Visual:</text:span> Se asemeja a la letra "D" mayúscula. Se caracteriza por una alta concentración de volumen en la parte central del perfil (creando una "panza") y un volumen muy bajo en los extremos superior e inferior. El Punto de Control (POC) suele ubicarse cerca del centro.</text:p>
        </text:list-item>
        <text:list-item>
          <text:p text:style-name="P1"><text:span text:style-name="T1">Implicación de Mercado:</text:span> Esta es la forma de perfil más común, ya que los mercados pasan la mayor parte del tiempo (aproximadamente el 70%) en rotación o equilibrio. Una forma de D indica que compradores y vendedores están en un estado de acuerdo sobre el valor. Consideran que los precios actuales son justos y están contentos de negociar en torno a esa área de valor. Si aparece después de una tendencia, puede señalar una pausa o el final de la misma.</text:p>
        </text:list-item>
        <text:list-item>
          <text:p text:style-name="P2"><text:span text:style-name="T1">Niveles Operativos Clave:</text:span> En un mercado en rotación, la estrategia consiste en operar desde los extremos hacia el centro. Los pequeños cúmulos de volumen en los extremos del área de valor actúan como soporte (en el extremo inferior) y resistencia (en el extremo superior). El POC se convierte en el objetivo de beneficios ideal.</text:p>
        </text:list-item>
      </text:list>
      <text:h text:style-name="Heading_20_3" text:outline-level="3">2.2.2 Perfil en forma de P: Compradores en Control</text:h>
      <text:list text:style-name="L2">
        <text:list-item>
          <text:p text:style-name="P3"><text:span text:style-name="T1">Descripción Visual:</text:span> Se asemeja a la letra "P" mayúscula. Presenta una zona de alto volumen y el POC en la parte superior del perfil, con una "cola" de bajo volumen en la parte inferior.</text:p>
        </text:list-item>
        <text:list-item>
          <text:p text:style-name="P3"><text:span text:style-name="T1">Implicación de Mercado:</text:span> Una forma de P indica que los compradores tienen el control. Se forma de dos maneras: a través de un rechazo de precios bajos (donde los compradores intervienen agresivamente y empujan el precio hacia arriba) o durante una tendencia alcista establecida. En ambos casos, la señal es alcista y muestra que la actividad institucional se está desplazando hacia precios más altos.</text:p>
        </text:list-item>
        <text:list-item>
          <text:p text:style-name="P3"><text:soft-page-break/><text:span text:style-name="T1">Niveles Operativos Clave:</text:span> Los niveles clave para buscar operaciones de compra (largos) son el POC y cualquier cúmulo de volumen significativo en la cola de bajo volumen. Estos niveles representan zonas donde los compradores intervinieron con fuerza y es probable que las defiendan en un retroceso.</text:p>
        </text:list-item>
        <text:list-item>
          <text:p text:style-name="P4"><text:span text:style-name="T1">Condición Crítica:</text:span> Para que un perfil en forma de P sea válido, el precio de cierre de la sesión debe estar por encima del 50% del rango diario. Un cierre por debajo de este umbral invalida la señal alcista.</text:p>
        </text:list-item>
      </text:list>
      <text:h text:style-name="Heading_20_3" text:outline-level="3">2.2.3 Perfil en forma de B: Vendedores en Control</text:h>
      <text:list text:style-name="L3">
        <text:list-item>
          <text:p text:style-name="P5"><text:span text:style-name="T1">Descripción Visual:</text:span> Se asemeja a la letra "B" mayúscula (o una "B" mayúscula invertida). La zona de alto volumen y el POC se encuentran en la parte inferior del perfil, con una cola de bajo volumen en la parte superior.</text:p>
        </text:list-item>
        <text:list-item>
          <text:p text:style-name="P5"><text:span text:style-name="T1">Implicación de Mercado:</text:span> Es la imagen especular del perfil en P e indica que los vendedores tienen el control. Se forma por un rechazo de precios altos (donde los vendedores intervienen agresivamente) o durante una tendencia bajista. La señal es inequívocamente bajista.</text:p>
        </text:list-item>
        <text:list-item>
          <text:p text:style-name="P5"><text:span text:style-name="T1">Niveles Operativos Clave:</text:span> El POC y los cúmulos de volumen en la cola superior son los niveles clave para buscar operaciones de venta (cortos). Representan las áreas desde donde los vendedores iniciaron su ofensiva.</text:p>
        </text:list-item>
        <text:list-item>
          <text:p text:style-name="P6"><text:span text:style-name="T1">Condición Crítica:</text:span> Para que un perfil en forma de B sea válido, el precio de cierre de la sesión debe estar por debajo del 50% del rango diario. Un cierre por encima de este umbral sugiere que los vendedores no mantuvieron el control, invalidando la señal bajista.</text:p>
        </text:list-item>
      </text:list>
      <text:h text:style-name="Heading_20_3" text:outline-level="3">2.2.4 Perfil Delgado: Tendencia Agresiva y Desequilibrio</text:h>
      <text:list text:style-name="L4">
        <text:list-item>
          <text:p text:style-name="P7"><text:span text:style-name="T1">Descripción Visual:</text:span> El perfil es largo y delgado, sin un área de valor centralizada o un POC claramente dominante. En su lugar, se observan pequeños cúmulos de volumen distribuidos a lo largo de la tendencia.</text:p>
        </text:list-item>
        <text:list-item>
          <text:p text:style-name="P7"><text:span text:style-name="T1">Implicación de Mercado:</text:span> Un perfil delgado es sinónimo de una tendencia fuerte y un desequilibrio extremo. El movimiento del precio es tan rápido y direccional que no da tiempo a las instituciones para acumular grandes posiciones en un solo nivel. Una de las dos partes (compradores o vendedores) domina por completo el mercado.</text:p>
        </text:list-item>
        <text:list-item>
          <text:p text:style-name="P8"><text:span text:style-name="T1">Niveles Operativos Clave:</text:span> Los niveles más importantes en un perfil delgado son los pequeños "bultos" o cúmulos de volumen que se forman dentro de la tendencia. Estos cúmulos representan pausas momentáneas donde las instituciones que impulsan la tendencia añadieron más posiciones. Funcionan como potentes niveles de soporte (en una tendencia alcista) o resistencia (en una tendencia bajista) cuando el precio retrocede hacia ellos.</text:p>
        </text:list-item>
      </text:list>
      <text:h text:style-name="Heading_20_3" text:outline-level="3">2.3 Transición</text:h>
      <text:p text:style-name="Text_20_body">Reconocer la forma del perfil nos proporciona un diagnóstico claro del contexto del mercado. El siguiente paso es traducir esta lectura estructural en estrategias de entrada específicas y ejecutables, basadas en la lógica de que las instituciones defenderán las zonas donde previamente acumularon su volumen.</text:p>
      <text:h text:style-name="Heading_20_2" text:outline-level="2"><text:soft-page-break/>3.0 Estrategias de Entrada Fundamentales</text:h>
      <text:h text:style-name="Heading_20_3" text:outline-level="3">3.1 Introducción a las Configuraciones Operativas</text:h>
      <text:p text:style-name="Text_20_body">Hasta ahora, hemos aprendido a diagnosticar el contexto del mercado de manera pasiva a través de la interpretación de las formas del perfil. Ahora, es el momento de pasar de la observación a la acción. El éxito a largo plazo depende de la aplicación disciplinada de configuraciones de entrada bien definidas. Las siguientes estrategias se basan en un principio fundamental: las zonas de alto volumen son áreas donde las instituciones han acumulado grandes posiciones y, por lo tanto, tienen un interés creado en defenderlas. Aprenderemos a actuar sobre ese diagnóstico con precisión quirúrgica, buscando entrar al mercado precisamente en estas zonas cuando el precio regrese a ellas.</text:p>
      <text:h text:style-name="Heading_20_3" text:outline-level="3">3.2 Estrategia 1: Acumulación de Volumen (Volume Accumulation Setup)</text:h>
      <text:h text:style-name="Heading_20_4" text:outline-level="4">Lógica Subyacente</text:h>
      <text:p text:style-name="Text_20_body">Las grandes instituciones necesitan fases de rotación (movimiento lateral) para acumular sigilosamente sus posiciones masivas antes de iniciar un movimiento tendencial. Esta estrategia busca identificar esa zona de acumulación original para operar desde ella.</text:p>
      <text:h text:style-name="Heading_20_4" text:outline-level="4">Proceso Paso a Paso</text:h>
      <text:list text:style-name="L5">
        <text:list-item>
          <text:p text:style-name="P9">Identificar una fase clara de <text:span text:style-name="T1">rotación</text:span> (movimiento lateral del precio) seguida inmediatamente por un <text:span text:style-name="T1">movimiento tendencial</text:span> fuerte y decisivo.</text:p>
        </text:list-item>
        <text:list-item>
          <text:p text:style-name="P9">Utilizar la herramienta de perfil de volumen flexible para analizar exclusivamente el área de rotación.</text:p>
        </text:list-item>
        <text:list-item>
          <text:p text:style-name="P9">Marcar una línea en el <text:span text:style-name="T1">inicio</text:span> de la zona de alto volumen dentro de esa rotación. Es importante destacar que no se marca necesariamente el POC, sino el borde de la zona de volumen más densa.</text:p>
        </text:list-item>
        <text:list-item>
          <text:p text:style-name="P9">Esperar pacientemente a que el precio regrese a este nivel (pullback).</text:p>
        </text:list-item>
        <text:list-item>
          <text:p text:style-name="P10">Ejecutar la operación en la dirección de la tendencia inicial en el primer toque del nivel.</text:p>
        </text:list-item>
      </text:list>
      <text:h text:style-name="Heading_20_4" text:outline-level="4">Escenarios de Ejemplo</text:h>
      <text:list text:style-name="L6">
        <text:list-item>
          <text:p text:style-name="P11"><text:span text:style-name="T1">Compra (Long):</text:span> Se identifica una consolidación seguida de una fuerte ruptura alcista. Se marca el inicio de la zona de alto volumen en la consolidación. Se espera un retroceso a ese nivel y se ejecuta una orden de compra.</text:p>
        </text:list-item>
        <text:list-item>
          <text:p text:style-name="P12"><text:span text:style-name="T1">Venta (Short):</text:span> Se identifica una rotación seguida de una fuerte caída del precio. Se marca el inicio de la zona de alto volumen en la rotación. Se espera un retroceso a ese nivel y se ejecuta una orden de venta.</text:p>
        </text:list-item>
      </text:list>
      <text:h text:style-name="Heading_20_3" text:outline-level="3">3.3 Estrategia 2: Estrategia de Tendencia (Trend Setup)</text:h>
      <text:h text:style-name="Heading_20_4" text:outline-level="4">Lógica Subyacente</text:h>
      <text:p text:style-name="Text_20_body">Durante una tendencia ya establecida, el movimiento no es lineal. Las instituciones aprovechan pausas o pequeños retrocesos para añadir a sus posiciones existentes, creando "clusters" o nodos de alto volumen dentro de la estructura de la tendencia.</text:p>
      <text:h text:style-name="Heading_20_4" text:outline-level="4"><text:soft-page-break/>Proceso Paso a Paso</text:h>
      <text:list text:style-name="L7">
        <text:list-item>
          <text:p text:style-name="P13">Identificar una tendencia fuerte y clara (alcista o bajista).</text:p>
        </text:list-item>
        <text:list-item>
          <text:p text:style-name="P13">Aplicar el perfil de volumen flexible para analizar toda la sección de la tendencia.</text:p>
        </text:list-item>
        <text:list-item>
          <text:p text:style-name="P13">Localizar los "clusters" o "protuberancias" de volumen más significativos que se hayan formado dentro del movimiento tendencial.</text:p>
        </text:list-item>
        <text:list-item>
          <text:p text:style-name="P13">Marcar una línea en el <text:span text:style-name="T1">inicio</text:span> de dicho cluster de volumen.</text:p>
        </text:list-item>
        <text:list-item>
          <text:p text:style-name="P14">Esperar un pullback a ese nivel y ejecutar una operación en la dirección de la tendencia principal.</text:p>
        </text:list-item>
      </text:list>
      <text:h text:style-name="Heading_20_3" text:outline-level="3">3.4 Estrategia 3: Estrategia de Rechazo (Rejection Strategy)</text:h>
      <text:h text:style-name="Heading_20_4" text:outline-level="4">Lógica Subyacente</text:h>
      <text:p text:style-name="Text_20_body">Un rechazo brusco de un nivel de precios (formando una "V" en un mínimo o una "V invertida" en un máximo) indica una intervención agresiva e inmediata de compradores o vendedores. Esta intervención deja un cluster de volumen significativo justo en el punto de giro, donde la batalla fue más intensa.</text:p>
      <text:h text:style-name="Heading_20_4" text:outline-level="4">Proceso Paso a Paso</text:h>
      <text:list text:style-name="L8">
        <text:list-item>
          <text:p text:style-name="P15">Identificar un rechazo fuerte y agresivo de precios altos o bajos, visible como un giro rápido en el gráfico.</text:p>
        </text:list-item>
        <text:list-item>
          <text:p text:style-name="P15">Utilizar el perfil de volumen flexible para analizar únicamente la zona del rechazo.</text:p>
        </text:list-item>
        <text:list-item>
          <text:p text:style-name="P15">Encontrar el cluster de volumen más significativo que se formó cerca del punto exacto donde el precio giró.</text:p>
        </text:list-item>
        <text:list-item>
          <text:p text:style-name="P15">Marcar una línea en el <text:span text:style-name="T1">inicio</text:span> de ese cluster de volumen.</text:p>
        </text:list-item>
        <text:list-item>
          <text:p text:style-name="P16">Esperar un pullback a ese nivel y ejecutar una operación en la dirección del movimiento que siguió al rechazo.</text:p>
        </text:list-item>
      </text:list>
      <text:h text:style-name="Heading_20_3" text:outline-level="3">3.5 Transición</text:h>
      <text:p text:style-name="Text_20_body">Estas tres estrategias constituyen el núcleo del sistema de entradas. Sin embargo, para elevar su efectividad, es crucial refinar la selección de niveles y tener un plan para gestionar las operaciones que no funcionan como se esperaba. La siguiente sección explorará tácticas avanzadas para aumentar la probabilidad de éxito y gestionar operaciones fallidas de manera profesional.</text:p>
      <text:h text:style-name="Heading_20_2" text:outline-level="2">4.0 Tácticas Avanzadas y Planes de Contingencia</text:h>
      <text:h text:style-name="Heading_20_3" text:outline-level="3">4.1 Introducción a la Optimización de la Estrategia</text:h>
      <text:p text:style-name="Text_20_body">Un trader profesional no se limita a ejecutar configuraciones básicas de entrada. La verdadera maestría reside en optimizar la selección de operaciones y en gestionar la incertidumbre. Esto implica buscar confluencias que aumenten la probabilidad de éxito y, de igual importancia, tener un plan de acción claro y predefinido para cuando una operación resulta perdedora.</text:p>
      <text:h text:style-name="Heading_20_3" text:outline-level="3"><text:soft-page-break/>4.2 La Configuración de Mayor Probabilidad: Confluencia de Volumen y Acción del Precio</text:h>
      <text:h text:style-name="Heading_20_4" text:outline-level="4">Concepto</text:h>
      <text:p text:style-name="Text_20_body">Esta es la configuración de mayor efectividad, ya que combina la evidencia del volumen institucional con la lógica clásica de la acción del precio. La estrategia busca niveles que sean significativos desde ambas perspectivas analíticas, creando una confluencia poderosa.</text:p>
      <text:h text:style-name="Heading_20_4" text:outline-level="4">Proceso de Confluencia</text:h>
      <text:list text:style-name="L9">
        <text:list-item>
          <text:p text:style-name="P17"><text:span text:style-name="T1">Señal de Volumen:</text:span> Primero, se identifica un cluster de volumen significativo dentro de un <text:span text:style-name="T1">Perfil Delgado</text:span>. Este es el primer indicio del interés institucional en un mercado de tendencia agresiva.</text:p>
        </text:list-item>
        <text:list-item>
          <text:p text:style-name="P17"><text:span text:style-name="T1">Confirmación de Acción del Precio:</text:span> A continuación, se verifica si ese mismo nivel de precios actuó previamente como un soporte o resistencia claro en el pasado. Se aplica el principio de polaridad:</text:p>
          <text:list>
            <text:list-item>
              <text:p text:style-name="P17">"Una resistencia rota se convierte en soporte".</text:p>
            </text:list-item>
            <text:list-item>
              <text:p text:style-name="P18">"Un soporte roto se convierte en resistencia". Cuando el cluster de volumen coincide con un nivel de polaridad de la acción del precio, la probabilidad de que el nivel se mantenga aumenta exponencialmente.</text:p>
            </text:list-item>
          </text:list>
        </text:list-item>
      </text:list>
      <text:h text:style-name="Heading_20_4" text:outline-level="4">Análisis del Valor Añadido</text:h>
      <text:p text:style-name="Text_20_body">La potencia de esta confluencia reside en que valida el nivel desde dos ángulos independientes. El cluster de volumen confirma el interés institucional <text:span text:style-name="T2">actual</text:span> (dentro de la tendencia), mientras que la acción del precio confirma la relevancia histórica de ese nivel. Es una doble confirmación de que esa zona de precios es crítica para el mercado.</text:p>
      <text:h text:style-name="Heading_20_3" text:outline-level="3">4.3 Plan de Contingencia: La Estrategia de Reversión (Reversal Trade)</text:h>
      <text:h text:style-name="Heading_20_4" text:outline-level="4">Lógica</text:h>
      <text:p text:style-name="Text_20_body">Cuando el precio atraviesa un nivel de alto volumen de forma decisiva y sin apenas reacción, no significa que el análisis de volumen fuera incorrecto. Al contrario, es <text:span text:style-name="T1">información nueva de calidad superior</text:span>. Revela que las fuerzas institucionales que defendían el nivel no solo fueron desafiadas, sino decisivamente sobrepasadas. Este evento señala un cambio agresivo en el sentimiento del mercado. En lugar de lamentar la pérdida, un trader profesional se adapta y utiliza esta nueva información a su favor, alineándose con la fuerza dominante recién revelada.</text:p>
      <text:h text:style-name="Heading_20_4" text:outline-level="4">Proceso de Ejecución</text:h>
      <text:list text:style-name="L10">
        <text:list-item>
          <text:p text:style-name="P19">Se identifica una configuración de volumen válida y se ejecuta la operación (por ejemplo, una venta o corto desde un cluster de volumen).</text:p>
        </text:list-item>
        <text:list-item>
          <text:p text:style-name="P19">El precio atraviesa el nivel de entrada de forma rápida y contundente, con poca o ninguna reacción, resultando en una operación perdedora.</text:p>
        </text:list-item>
        <text:list-item>
          <text:p text:style-name="P19">Se mantiene el mismo nivel de precios marcado en el gráfico. Este nivel, que antes era una resistencia, ahora tiene el potencial de actuar como soporte.</text:p>
        </text:list-item>
        <text:list-item>
          <text:p text:style-name="P19">Se espera a que el precio regrese para probar el nivel desde el lado opuesto.</text:p>
        </text:list-item>
        <text:list-item>
          <text:p text:style-name="P20"><text:soft-page-break/>Se ejecuta una nueva operación en la dirección contraria a la original (en el ejemplo, se entraría en una compra o largo desde el mismo nivel). Esta operación se alinea con la nueva fuerza dominante del mercado.</text:p>
        </text:list-item>
      </text:list>
      <text:h text:style-name="Heading_20_3" text:outline-level="3">4.4 Transición</text:h>
      <text:p text:style-name="Text_20_body">Al haber definido no solo las entradas de alta probabilidad sino también un plan de contingencia robusto, hemos cubierto la fase de ejecución. El componente final para construir una estrategia completa y profesional es una gestión de riesgos y beneficios igualmente lógica y bien definida.</text:p>
      <text:h text:style-name="Heading_20_2" text:outline-level="2">5.0 Directrices para la Gestión Integral de la Operación</text:h>
      <text:h text:style-name="Heading_20_3" text:outline-level="3">5.1 Introducción a la Gestión de Riesgos Basada en Volumen</text:h>
      <text:p text:style-name="Text_20_body">El perfil de volumen no es solo una herramienta para identificar puntos de entrada; también proporciona un mapa lógico y objetivo para la gestión de la operación. Al utilizar la estructura del volumen para colocar el Stop Loss y el Take Profit, se elimina la subjetividad y se toman decisiones basadas en las barreras y vacíos de liquidez que el propio mercado ha creado.</text:p>
      <text:h text:style-name="Heading_20_3" text:outline-level="3">5.2 Colocación del Stop Loss</text:h>
      <text:h text:style-name="Heading_20_4" text:outline-level="4">Regla Principal</text:h>
      <text:p text:style-name="Text_20_body">El Stop Loss siempre se coloca en una zona de bajo volumen.</text:p>
      <text:h text:style-name="Heading_20_4" text:outline-level="4">Lógica Estratégica</text:h>
      <text:p text:style-name="Text_20_body">Una zona de alto volumen, donde se basa nuestra entrada, actúa como una barrera de soporte o resistencia. La premisa de la operación es que esta barrera institucional se mantendrá. Si el precio logra atravesar esa barrera y penetrar en la zona de bajo volumen que hay detrás, significa que la idea original de la operación ha fallado. La barrera ha sido vencida y no hay ninguna razón lógica para permanecer en el mercado esperando un milagro. Colocar el stop en la zona de bajo volumen es la forma más eficiente de aceptar que la premisa del trade ha sido invalidada.</text:p>
      <text:h text:style-name="Heading_20_3" text:outline-level="3">5.3 Colocación del Take Profit</text:h>
      <text:h text:style-name="Heading_20_4" text:outline-level="4">Regla Principal</text:h>
      <text:p text:style-name="Text_20_body">El Take Profit siempre se coloca justo antes de la siguiente zona de alto volumen significativa.</text:p>
      <text:h text:style-name="Heading_20_4" text:outline-level="4">Lógica Estratégica</text:h>
      <text:p text:style-name="Text_20_body">Así como la zona de volumen de nuestra entrada es una barrera, cualquier otra zona de alto volumen en el camino de nuestro trade representa un obstáculo potencial. El precio puede detenerse, consolidar o incluso revertirse al llegar a estas áreas de alto interés institucional. Por lo tanto, la estrategia más prudente es asegurar los beneficios antes de que el precio se enfrente a esa posible barrera, evitando así devolver al mercado las ganancias obtenidas.</text:p>
      <text:h text:style-name="Heading_20_3" text:outline-level="3">5.4 Síntesis en Tabla</text:h>
      <text:p text:style-name="Text_20_body">A continuación, se presenta una tabla que resume las directrices de gestión de la operación.</text:p>
      <table:table table:name="Tabla1" table:style-name="Tabla1">
        <table:table-column table:style-name="Tabla1.A"/>
        <table:table-column table:style-name="Tabla1.B"/>
        <table:table-column table:style-name="Tabla1.C"/>
        <text:soft-page-break/>
        <table:table-row>
          <table:table-cell table:style-name="Tabla1.A1" office:value-type="string">
            <text:p text:style-name="P21">Componente</text:p>
          </table:table-cell>
          <table:table-cell table:style-name="Tabla1.B1" office:value-type="string">
            <text:p text:style-name="P21">Regla de Colocación Basada en Volumen</text:p>
          </table:table-cell>
          <table:table-cell table:style-name="Tabla1.B1" office:value-type="string">
            <text:p text:style-name="P21">Lógica Subyacente</text:p>
          </table:table-cell>
        </table:table-row>
        <table:table-row>
          <table:table-cell table:style-name="Tabla1.A2" office:value-type="string">
            <text:p text:style-name="P22">Stop Loss</text:p>
          </table:table-cell>
          <table:table-cell table:style-name="Tabla1.B2" office:value-type="string">
            <text:p text:style-name="P21">Colocar detrás de la zona de alto volumen de entrada, en un área de bajo volumen.</text:p>
          </table:table-cell>
          <table:table-cell table:style-name="Tabla1.B2" office:value-type="string">
            <text:p text:style-name="P21">Si la barrera de volumen es superada, la premisa de la operación ha fallado.</text:p>
          </table:table-cell>
        </table:table-row>
        <table:table-row>
          <table:table-cell table:style-name="Tabla1.A3" office:value-type="string">
            <text:p text:style-name="P22">Take Profit</text:p>
          </table:table-cell>
          <table:table-cell table:style-name="Tabla1.B3" office:value-type="string">
            <text:p text:style-name="P21">Colocar justo antes de la siguiente barrera de alto volumen.</text:p>
          </table:table-cell>
          <table:table-cell table:style-name="Tabla1.B3" office:value-type="string">
            <text:p text:style-name="P21">Asegurar beneficios antes de que el precio encuentre una potencial resistencia/soporte.</text:p>
          </table:table-cell>
        </table:table-row>
      </table:table>
      <text:h text:style-name="Heading_20_3" text:outline-level="3">5.5 Conclusión</text:h>
      <text:p text:style-name="Text_20_body">La metodología expuesta en este informe constituye un sistema de trading integral y profesional. Hemos establecido un proceso de circuito cerrado que abarca desde el análisis del contexto del mercado (interpretación de formas), pasando por la ejecución precisa (configuraciones de entrada y confluencias), hasta la planificación de contingencias (estrategia de reversión) y la gestión disciplinada de la operación (colocación de Stop Loss y Take Profit). Al combinar entradas de alta probabilidad con una gestión de riesgos lógica basada en la propia estructura del volumen, se obtiene un marco operativo robusto y coherente. Este informe proporciona el mapa estratégico; el dominio se forjará a través de la aplicación disciplinada y la experiencia en pantall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8:54:46.346079200</meta:creation-date>
    <dc:date>2025-11-10T08:55:17.501959100</dc:date>
    <meta:editing-duration>PT31S</meta:editing-duration>
    <meta:editing-cycles>1</meta:editing-cycles>
    <meta:document-statistic meta:table-count="1" meta:image-count="0" meta:object-count="0" meta:page-count="8" meta:paragraph-count="121" meta:word-count="3090" meta:character-count="19066" meta:non-whitespace-character-count="16138"/>
    <meta:generator>LibreOffice/25.2.6.2$Windows_X86_64 LibreOffice_project/729c5bfe710f5eb71ed3bbde9e06a6065e9c6c5d</meta:generator>
  </office:meta>
</office:document-meta>
</file>